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9cf2e" officeooo:paragraph-rsid="0009cf2e"/>
    </style:style>
    <style:style style:name="P2" style:family="paragraph" style:parent-style-name="Standard">
      <style:paragraph-properties fo:text-align="start" style:justify-single-word="false" fo:text-indent="0in" style:auto-text-indent="false"/>
    </style:style>
    <style:style style:name="P3" style:family="paragraph" style:parent-style-name="Standard">
      <style:text-properties fo:color="#000000" loext:opacity="100%" officeooo:rsid="0009cf2e" officeooo:paragraph-rsid="0009cf2e"/>
    </style:style>
    <style:style style:name="T1" style:family="text">
      <style:text-properties officeooo:rsid="0009cf2e"/>
    </style:style>
    <style:style style:name="T2" style:family="text">
      <style:text-properties fo:color="#739eca" loext:opacity="100%" style:font-name="Menlo" fo:font-size="12pt" fo:font-weight="bold" style:font-size-asian="12pt" style:font-weight-asian="bold"/>
    </style:style>
    <style:style style:name="T3" style:family="text">
      <style:text-properties fo:color="#aaaaaa" loext:opacity="100%" style:font-name="Menlo" fo:font-size="12pt" style:font-size-asian="12pt"/>
    </style:style>
    <style:style style:name="T4" style:family="text">
      <style:text-properties fo:color="#9e9e9e" loext:opacity="100%" style:font-name="Menlo" fo:font-size="12pt" style:font-size-asian="12pt"/>
    </style:style>
    <style:style style:name="T5" style:family="text">
      <style:text-properties style:font-name="Menlo"/>
    </style:style>
    <style:style style:name="T6" style:family="text">
      <style:text-properties style:font-name="Menlo" fo:font-size="12pt" style:font-size-asian="12pt"/>
    </style:style>
    <style:style style:name="T7" style:family="text">
      <style:text-properties style:font-name="Menlo" fo:font-size="12pt" style:font-size-asian="12pt"/>
    </style:style>
    <style:style style:name="T8" style:family="text">
      <style:text-properties fo:color="#c1aa6c" loext:opacity="100%" style:font-name="Menlo" fo:font-size="12pt" fo:font-weight="bold" style:font-size-asian="12pt" style:font-weight-asian="bold"/>
    </style:style>
    <style:style style:name="T9" style:family="text">
      <style:text-properties fo:color="#eecc64" loext:opacity="100%" style:font-name="Menlo" fo:font-size="12pt" style:font-size-asian="12pt"/>
    </style:style>
    <style:style style:name="T10" style:family="text">
      <style:text-properties fo:color="#c0c0c0" loext:opacity="100%" style:font-name="Menlo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 database sekolah </text:p>
      <text:p text:style-name="P1"/>
      <text:p text:style-name="P1">database<text:tab/> <text:s text:c="2"/>= PostgreSql</text:p>
      <text:p text:style-name="P1">Nama database <text:s/>= db_management_sekolah</text:p>
      <text:p text:style-name="P1"/>
      <text:p text:style-name="P1">1. Table mahasiswa</text:p>
      <text:p text:style-name="P2" loext:marker-style-name="T6"><text:span text:style-name="T2">CREATE</text:span><text:span text:style-name="T3"> </text:span><text:span text:style-name="T2">TABLE</text:span><text:span text:style-name="T3"> </text:span><text:span text:style-name="T4">public</text:span><text:span text:style-name="T3">.</text:span><text:span text:style-name="T4">mahasiswa</text:span><text:span text:style-name="T3"> (</text:span></text:p>
      <text:p text:style-name="P2" loext:marker-style-name="T6"><text:span text:style-name="T3"><text:tab/></text:span><text:span text:style-name="T4">id_siswa</text:span><text:span text:style-name="T3"> </text:span><text:span text:style-name="T4">serial4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nim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nama_mahasiswa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umur_mahasiswa</text:span><text:span text:style-name="T3"> </text:span><text:span text:style-name="T8">int4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jenis_kelamin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tempat_lahir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user_created_audit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date_created_audit</text:span><text:span text:style-name="T3"> </text:span><text:span text:style-name="T8">timestamp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user_modified_audit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date_modified_audit</text:span><text:span text:style-name="T3"> </text:span><text:span text:style-name="T8">timestamp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2">CONSTRAINT</text:span><text:span text:style-name="T3"> </text:span><text:span text:style-name="T4">mahasiswa_pk</text:span><text:span text:style-name="T3"> </text:span><text:span text:style-name="T2">PRIMARY</text:span><text:span text:style-name="T3"> </text:span><text:span text:style-name="T2">KEY</text:span><text:span text:style-name="T3"> (</text:span><text:span text:style-name="T4">id_siswa</text:span><text:span text:style-name="T3">)</text:span></text:p>
      <text:p text:style-name="P1"><text:span text:style-name="T3">)</text:span><text:span text:style-name="T9">;</text:span></text:p>
      <text:p text:style-name="P1"><text:span text:style-name="T3"/></text:p>
      <text:p text:style-name="P3"><text:span text:style-name="T6">2. Table guru</text:span></text:p>
      <text:p text:style-name="P2" loext:marker-style-name="T6"><text:span text:style-name="T2">CREATE</text:span><text:span text:style-name="T3"> </text:span><text:span text:style-name="T2">TABLE</text:span><text:span text:style-name="T3"> </text:span><text:span text:style-name="T4">public</text:span><text:span text:style-name="T3">.</text:span><text:span text:style-name="T4">guru</text:span><text:span text:style-name="T3"> (</text:span></text:p>
      <text:p text:style-name="P2" loext:marker-style-name="T6"><text:span text:style-name="T3"><text:tab/></text:span><text:span text:style-name="T4">id_guru</text:span><text:span text:style-name="T3"> </text:span><text:span text:style-name="T4">serial4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kode_guru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nama_guru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umur_guru</text:span><text:span text:style-name="T3"> </text:span><text:span text:style-name="T8">int4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jenis_kelamin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tempat_lahir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tanggal_lahir</text:span><text:span text:style-name="T3"> </text:span><text:span text:style-name="T8">timestamp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jabatan_guru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title_pendidikan</text:span><text:span text:style-name="T3"> </text:span><text:span text:style-name="T8">varchar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2">CONSTRAINT</text:span><text:span text:style-name="T3"> </text:span><text:span text:style-name="T4">guru_pk</text:span><text:span text:style-name="T3"> </text:span><text:span text:style-name="T2">PRIMARY</text:span><text:span text:style-name="T3"> </text:span><text:span text:style-name="T2">KEY</text:span><text:span text:style-name="T3"> (</text:span><text:span text:style-name="T4">id_guru</text:span><text:span text:style-name="T3">)</text:span></text:p>
      <text:p text:style-name="P1"><text:span text:style-name="T3">)</text:span><text:span text:style-name="T9">;</text:span></text:p>
      <text:p text:style-name="P1"><text:span text:style-name="T3"/></text:p>
      <text:p text:style-name="P3"><text:span text:style-name="T6">3.Table alamat</text:span></text:p>
      <text:p text:style-name="P2" loext:marker-style-name="T6"><text:span text:style-name="T2">CREATE</text:span><text:span text:style-name="T3"> </text:span><text:span text:style-name="T2">TABLE</text:span><text:span text:style-name="T3"> </text:span><text:span text:style-name="T4">public</text:span><text:span text:style-name="T3">.</text:span><text:span text:style-name="T4">alamat</text:span><text:span text:style-name="T3"> (</text:span></text:p>
      <text:p text:style-name="P2" loext:marker-style-name="T6"><text:span text:style-name="T3"><text:tab/></text:span><text:span text:style-name="T4">id_alamat</text:span><text:span text:style-name="T3"> </text:span><text:span text:style-name="T4">serial4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jalan</text:span><text:span text:style-name="T3"> </text:span><text:span text:style-name="T8">varchar</text:span><text:span text:style-name="T3">(</text:span><text:span text:style-name="T10">255</text:span><text:span text:style-name="T3">) </text:span><text:span text:style-name="T2">NULL</text:span><text:span text:style-name="T3">,</text:span></text:p>
      <text:p text:style-name="P2" loext:marker-style-name="T6"><text:span text:style-name="T3"><text:tab/></text:span><text:span text:style-name="T4">kota</text:span><text:span text:style-name="T3"> </text:span><text:span text:style-name="T8">varchar</text:span><text:span text:style-name="T3">(</text:span><text:span text:style-name="T10">255</text:span><text:span text:style-name="T3">) </text:span><text:span text:style-name="T2">NULL</text:span><text:span text:style-name="T3">,</text:span></text:p>
      <text:p text:style-name="P2" loext:marker-style-name="T6"><text:span text:style-name="T3"><text:tab/></text:span><text:span text:style-name="T4">provinsi</text:span><text:span text:style-name="T3"> </text:span><text:span text:style-name="T8">varchar</text:span><text:span text:style-name="T3">(</text:span><text:span text:style-name="T10">255</text:span><text:span text:style-name="T3">) </text:span><text:span text:style-name="T2">NULL</text:span><text:span text:style-name="T3">,</text:span></text:p>
      <text:p text:style-name="P2" loext:marker-style-name="T6"><text:span text:style-name="T3"><text:tab/></text:span><text:span text:style-name="T4">kecamatan</text:span><text:span text:style-name="T3"> </text:span><text:span text:style-name="T8">varchar</text:span><text:span text:style-name="T3">(</text:span><text:span text:style-name="T10">255</text:span><text:span text:style-name="T3">) </text:span><text:span text:style-name="T2">NULL</text:span><text:span text:style-name="T3">,</text:span></text:p>
      <text:p text:style-name="P2" loext:marker-style-name="T6"><text:span text:style-name="T3"><text:tab/></text:span><text:span text:style-name="T4">kelurahan</text:span><text:span text:style-name="T3"> </text:span><text:span text:style-name="T8">varchar</text:span><text:span text:style-name="T3">(</text:span><text:span text:style-name="T10">255</text:span><text:span text:style-name="T3">) </text:span><text:span text:style-name="T2">NULL</text:span><text:span text:style-name="T3">,</text:span></text:p>
      <text:p text:style-name="P2" loext:marker-style-name="T6"><text:span text:style-name="T3"><text:tab/></text:span><text:span text:style-name="T4">kode_pos</text:span><text:span text:style-name="T3"> </text:span><text:span text:style-name="T8">varchar</text:span><text:span text:style-name="T3">(</text:span><text:span text:style-name="T10">255</text:span><text:span text:style-name="T3">) </text:span><text:span text:style-name="T2">NULL</text:span><text:span text:style-name="T3">,</text:span></text:p>
      <text:p text:style-name="P2" loext:marker-style-name="T6"><text:span text:style-name="T3"><text:tab/></text:span><text:span text:style-name="T4">no_rw</text:span><text:span text:style-name="T3"> </text:span><text:span text:style-name="T8">varchar</text:span><text:span text:style-name="T3">(</text:span><text:span text:style-name="T10">255</text:span><text:span text:style-name="T3">) </text:span><text:span text:style-name="T2">NULL</text:span><text:span text:style-name="T3">,</text:span></text:p>
      <text:p text:style-name="P2" loext:marker-style-name="T6"><text:span text:style-name="T3"><text:tab/></text:span><text:span text:style-name="T4">no_rt</text:span><text:span text:style-name="T3"> </text:span><text:span text:style-name="T8">varchar</text:span><text:span text:style-name="T3">(</text:span><text:span text:style-name="T10">255</text:span><text:span text:style-name="T3">) </text:span><text:span text:style-name="T2">NULL</text:span><text:span text:style-name="T3">,</text:span></text:p>
      <text:p text:style-name="P2" loext:marker-style-name="T6"><text:span text:style-name="T3"><text:tab/></text:span><text:span text:style-name="T4">id_siswa</text:span><text:span text:style-name="T3"> </text:span><text:span text:style-name="T8">int4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4">nomor_rumah</text:span><text:span text:style-name="T3"> </text:span><text:span text:style-name="T8">varchar</text:span><text:span text:style-name="T3">(</text:span><text:span text:style-name="T10">255</text:span><text:span text:style-name="T3">) </text:span><text:span text:style-name="T2">NULL</text:span><text:span text:style-name="T3">,</text:span></text:p>
      <text:p text:style-name="P2" loext:marker-style-name="T6"><text:span text:style-name="T3"><text:tab/></text:span><text:span text:style-name="T4">id_guru</text:span><text:span text:style-name="T3"> </text:span><text:span text:style-name="T8">int4</text:span><text:span text:style-name="T3"> </text:span><text:span text:style-name="T2">NULL</text:span><text:span text:style-name="T3">,</text:span></text:p>
      <text:p text:style-name="P2" loext:marker-style-name="T6"><text:span text:style-name="T3"><text:tab/></text:span><text:span text:style-name="T2">CONSTRAINT</text:span><text:span text:style-name="T3"> </text:span><text:span text:style-name="T4">alamat_pk</text:span><text:span text:style-name="T3"> </text:span><text:span text:style-name="T2">PRIMARY</text:span><text:span text:style-name="T3"> </text:span><text:span text:style-name="T2">KEY</text:span><text:span text:style-name="T3"> (</text:span><text:span text:style-name="T4">id_alamat</text:span><text:span text:style-name="T3">),</text:span></text:p>
      <text:p text:style-name="P2" loext:marker-style-name="T6"><text:span text:style-name="T3"><text:tab/></text:span><text:span text:style-name="T2">CONSTRAINT</text:span><text:span text:style-name="T3"> </text:span><text:span text:style-name="T4">alamat_fk</text:span><text:span text:style-name="T3"> </text:span><text:span text:style-name="T2">FOREIGN</text:span><text:span text:style-name="T3"> </text:span><text:span text:style-name="T2">KEY</text:span><text:span text:style-name="T3"> (</text:span><text:span text:style-name="T4">id_siswa</text:span><text:span text:style-name="T3">) </text:span><text:span text:style-name="T2">REFERENCES</text:span><text:span text:style-name="T3"> </text:span><text:span text:style-name="T4">public</text:span><text:span text:style-name="T3">.</text:span><text:span text:style-name="T4">mahasiswa</text:span><text:span text:style-name="T3">(</text:span><text:span text:style-name="T4">id_siswa</text:span><text:span text:style-name="T3">),</text:span></text:p>
      <text:p text:style-name="P2" loext:marker-style-name="T6"><text:soft-page-break/><text:span text:style-name="T3"><text:tab/></text:span><text:span text:style-name="T2">CONSTRAINT</text:span><text:span text:style-name="T3"> </text:span><text:span text:style-name="T4">alamat_guru_fk</text:span><text:span text:style-name="T3"> </text:span><text:span text:style-name="T2">FOREIGN</text:span><text:span text:style-name="T3"> </text:span><text:span text:style-name="T2">KEY</text:span><text:span text:style-name="T3"> (</text:span><text:span text:style-name="T4">id_guru</text:span><text:span text:style-name="T3">) </text:span><text:span text:style-name="T2">REFERENCES</text:span><text:span text:style-name="T3"> </text:span><text:span text:style-name="T4">public</text:span><text:span text:style-name="T3">.</text:span><text:span text:style-name="T4">guru</text:span><text:span text:style-name="T3">(</text:span><text:span text:style-name="T4">id_guru</text:span><text:span text:style-name="T3">),</text:span></text:p>
      <text:p text:style-name="P2" loext:marker-style-name="T6"><text:span text:style-name="T3"><text:tab/></text:span><text:span text:style-name="T2">CONSTRAINT</text:span><text:span text:style-name="T3"> </text:span><text:span text:style-name="T4">fka25mnj5qa6rgptm4jlekuvn1a</text:span><text:span text:style-name="T3"> </text:span><text:span text:style-name="T2">FOREIGN</text:span><text:span text:style-name="T3"> </text:span><text:span text:style-name="T2">KEY</text:span><text:span text:style-name="T3"> (</text:span><text:span text:style-name="T4">id_siswa</text:span><text:span text:style-name="T3">) </text:span><text:span text:style-name="T2">REFERENCES</text:span><text:span text:style-name="T3"> </text:span><text:span text:style-name="T4">public</text:span><text:span text:style-name="T3">.</text:span><text:span text:style-name="T4">mahasiswa</text:span><text:span text:style-name="T3">(</text:span><text:span text:style-name="T4">id_siswa</text:span><text:span text:style-name="T3">)</text:span></text:p>
      <text:p text:style-name="P1"><text:span text:style-name="T3">)</text:span><text:span text:style-name="T9">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5:49:17.101234283</meta:creation-date>
    <dc:date>2024-05-31T16:01:36.169755243</dc:date>
    <meta:editing-duration>PT12M19S</meta:editing-duration>
    <meta:editing-cycles>1</meta:editing-cycles>
    <meta:document-statistic meta:table-count="0" meta:image-count="0" meta:object-count="0" meta:page-count="2" meta:paragraph-count="49" meta:word-count="165" meta:character-count="1463" meta:non-whitespace-character-count="1305"/>
    <meta:generator>LibreOffice/24.2.3.2$MacOSX_X86_64 LibreOffice_project/433d9c2ded56988e8a90e6b2e771ee4e6a5ab2ba</meta:generator>
  </office:meta>
</office:document-meta>
</file>